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E0000003AAC03011FF2825F93D.tif" manifest:media-type="image/tiff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pitch="variable"/>
    <style:font-face style:name="Calibri1" svg:font-family="Calibri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em_20_preenchimento_20_nem_20_linha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drawing>
      <draw:page draw:name="page1" draw:style-name="dp1" draw:master-page-name="Padrão">
        <draw:frame draw:name="Picture 1" draw:style-name="gr1" draw:text-style-name="P1" draw:layer="layout" svg:width="22.433cm" svg:height="19.722cm" svg:x="0.499cm" svg:y="0.499cm">
          <draw:image xlink:href="Pictures/10000001000004E0000003AAC03011FF2825F93D.tif" xlink:type="simple" xlink:show="embed" xlink:actuate="onLoad" draw:mime-type="image/tiff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pitch="variable"/>
    <style:font-face style:name="Calibri1" svg:font-family="Calibri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5cm" fo:margin-bottom="0.5cm" fo:margin-left="0.5cm" fo:margin-right="0.5cm" fo:page-width="23.43cm" fo:page-height="20.7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8-16T08:45:47.578814957</meta:creation-date>
    <dc:date>2022-08-23T14:42:08.687271268</dc:date>
    <meta:editing-duration>PT6H16M18S</meta:editing-duration>
    <meta:editing-cycles>9</meta:editing-cycles>
    <meta:generator>LibreOffice/7.3.5.2$Linux_X86_64 LibreOffice_project/30$Build-2</meta:generator>
    <meta:document-statistic meta:object-count="1"/>
  </office:meta>
</office:document-meta>
</file>